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Noto Sans Devanagari2" svg:font-family="'Noto Sans Devanagari'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Devanagari" svg:font-family="'Noto Sans Devanagari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111in" fo:margin-left="-0.075in" fo:margin-top="0in" fo:margin-bottom="0in" table:align="left" style:writing-mode="lr-tb"/>
    </style:style>
    <style:style style:name="Table1.A" style:family="table-column">
      <style:table-column-properties style:column-width="0.3396in"/>
    </style:style>
    <style:style style:name="Table1.B" style:family="table-column">
      <style:table-column-properties style:column-width="0.3042in"/>
    </style:style>
    <style:style style:name="Table1.C" style:family="table-column">
      <style:table-column-properties style:column-width="5.4174in"/>
    </style:style>
    <style:style style:name="Table1.D" style:family="table-column">
      <style:table-column-properties style:column-width="0.25in"/>
    </style:style>
    <style:style style:name="Table1.E" style:family="table-column">
      <style:table-column-properties style:column-width="0.1889in"/>
    </style:style>
    <style:style style:name="Table1.H" style:family="table-column">
      <style:table-column-properties style:column-width="0.3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0.75pt solid #000001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1pt solid #000001" fo:border-right="0.5pt solid #000001" fo:border-top="1pt solid #000001" fo:border-bottom="0.5pt solid #000001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1pt solid #000001" fo:border-bottom="0.5pt solid #000001" style:writing-mode="lr-tb"/>
    </style:style>
    <style:style style:name="Table1.D1" style:family="table-cell">
      <style:table-cell-properties style:vertical-align="" fo:padding-left="0.075in" fo:padding-right="0.075in" fo:padding-top="0in" fo:padding-bottom="0in" fo:border-left="0.5pt solid #000001" fo:border-right="1pt solid #000001" fo:border-top="1pt solid #000001" fo:border-bottom="0.5pt solid #000001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0.5pt solid #000001" fo:border-bottom="1pt solid #000001" style:writing-mode="lr-tb"/>
    </style:style>
    <style:style style:name="Table1.G2" style:family="table-cell">
      <style:table-cell-properties style:vertical-align="" fo:padding-left="0.075in" fo:padding-right="0.075in" fo:padding-top="0in" fo:padding-bottom="0in" fo:border-left="0.5pt solid #000001" fo:border-right="0.5pt solid #000001" fo:border-top="0.5pt solid #000001" fo:border-bottom="1pt solid #000001" style:writing-mode="lr-tb"/>
    </style:style>
    <style:style style:name="Table1.H2" style:family="table-cell">
      <style:table-cell-properties style:vertical-align="middle" fo:padding-left="0.075in" fo:padding-right="0.075in" fo:padding-top="0in" fo:padding-bottom="0in" fo:border-left="0.5pt solid #000001" fo:border-right="1pt solid #000001" fo:border-top="0.5pt solid #000001" fo:border-bottom="1pt solid #000001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1pt solid #000001" fo:border-right="0.5pt solid #000001" fo:border-top="1pt solid #000001" fo:border-bottom="0.75pt solid #000001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0.5pt solid #000001" style:writing-mode="lr-tb"/>
    </style:style>
    <style:style style:name="Table1.C3" style:family="table-cell">
      <style:table-cell-properties style:vertical-align="" fo:padding-left="0.075in" fo:padding-right="0.075in" fo:padding-top="0in" fo:padding-bottom="0in" fo:border-left="0.5pt solid #000001" fo:border-right="0.5pt solid #000001" fo:border-top="1pt solid #000001" fo:border-bottom="0.5pt solid #000001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-left="1pt solid #000001" fo:border-right="0.5pt solid #000001" fo:border-top="0.5pt solid #000001" fo:border-bottom="0.5pt solid #000001" style:writing-mode="lr-tb"/>
    </style:style>
    <style:style style:name="Table1.C4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H4" style:family="table-cell">
      <style:table-cell-properties style:vertical-align="" fo:padding-left="0.075in" fo:padding-right="0.075in" fo:padding-top="0in" fo:padding-bottom="0in" fo:border-left="0.5pt solid #000001" fo:border-right="1pt solid #000001" fo:border-top="0.5pt solid #000001" fo:border-bottom="0.5pt solid #000001" style:writing-mode="lr-tb"/>
    </style:style>
    <style:style style:name="Table1.7" style:family="table-row">
      <style:table-row-properties style:min-row-height="0.2792in" fo:keep-together="auto"/>
    </style:style>
    <style:style style:name="Table1.8" style:family="table-row">
      <style:table-row-properties style:min-row-height="0.3069in" fo:keep-together="auto"/>
    </style:style>
    <style:style style:name="Table1.B11" style:family="table-cell">
      <style:table-cell-properties style:vertical-align="" fo:padding-left="0.075in" fo:padding-right="0.075in" fo:padding-top="0in" fo:padding-bottom="0in" fo:border-left="1pt solid #000001" fo:border-right="0.5pt solid #000001" fo:border-top="0.5pt solid #000001" fo:border-bottom="1pt solid #000001" style:writing-mode="lr-tb"/>
    </style:style>
    <style:style style:name="Table1.H11" style:family="table-cell">
      <style:table-cell-properties style:vertical-align="" fo:padding-left="0.075in" fo:padding-right="0.075in" fo:padding-top="0in" fo:padding-bottom="0in" fo:border-left="0.5pt solid #000001" fo:border-right="1pt solid #000001" fo:border-top="0.5pt solid #000001" fo:border-bottom="1pt solid #000001" style:writing-mode="lr-tb"/>
    </style:style>
    <style:style style:name="Table1.12" style:family="table-row">
      <style:table-row-properties style:min-row-height="0.4in" fo:keep-together="auto"/>
    </style:style>
    <style:style style:name="Table1.A12" style:family="table-cell">
      <style:table-cell-properties style:vertical-align="middle" fo:padding-left="0.075in" fo:padding-right="0.075in" fo:padding-top="0in" fo:padding-bottom="0in" fo:border-left="1pt solid #000001" fo:border-right="0.5pt solid #000001" fo:border-top="0.5pt solid #000001" fo:border-bottom="0.75pt solid #000001" style:writing-mode="lr-tb"/>
    </style:style>
    <style:style style:name="Table1.13" style:family="table-row">
      <style:table-row-properties style:min-row-height="0.3563in" fo:keep-together="auto"/>
    </style:style>
    <style:style style:name="Table1.A20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1pt solid #000001" style:writing-mode="lr-tb"/>
    </style:style>
    <style:style style:name="Table1.D20" style:family="table-cell">
      <style:table-cell-properties style:vertical-align="" fo:padding-left="0.075in" fo:padding-right="0.075in" fo:padding-top="0in" fo:padding-bottom="0in" fo:border-left="0.5pt solid #000001" fo:border-right="1pt solid #000001" fo:border-top="1pt solid #000001" fo:border-bottom="1pt solid #000001" style:writing-mode="lr-tb"/>
    </style:style>
    <style:style style:name="P1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/>
      <style:text-properties style:font-name="Times New Roman" fo:font-size="10pt" style:font-size-asian="10pt" style:font-size-complex="10pt"/>
    </style:style>
    <style:style style:name="P4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5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officeooo:rsid="0019f037" officeooo:paragraph-rsid="0019f037" style:font-size-asian="10pt" style:font-size-complex="10pt"/>
    </style:style>
    <style:style style:name="P6" style:family="paragraph" style:parent-style-name="Table">
      <style:paragraph-properties fo:margin-left="0in" fo:margin-right="0in" fo:line-height="100%" fo:text-indent="0in" style:auto-text-indent="false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officeooo:rsid="001ccad9" officeooo:paragraph-rsid="001ccad9" style:font-size-asian="10pt" style:font-size-complex="10pt"/>
    </style:style>
    <style:style style:name="P8" style:family="paragraph" style:parent-style-name="Table">
      <style:paragraph-properties fo:margin-left="0in" fo:margin-right="0in" fo:line-height="100%" fo:text-indent="0in" style:auto-text-indent="false" style:writing-mode="lr-tb">
        <style:tab-stops/>
      </style:paragraph-properties>
      <style:text-properties style:font-name="Times New Roman" fo:font-size="10pt" fo:language="en" fo:country="US" style:font-size-asian="10pt" style:font-size-complex="10pt"/>
    </style:style>
    <style:style style:name="P9" style:family="paragraph" style:parent-style-name="Table">
      <style:paragraph-properties fo:margin-left="0in" fo:margin-right="0in" fo:line-height="120%" fo:text-indent="0in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0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officeooo:rsid="000245eb" officeooo:paragraph-rsid="001ccad9" style:font-size-asian="11pt" style:font-size-complex="11pt"/>
    </style:style>
    <style:style style:name="P11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officeooo:paragraph-rsid="0018f8d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left="0in" fo:margin-right="0in" fo:line-height="150%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etter-spacing="0.028in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left="0in" fo:margin-right="0in" fo:line-height="150%" fo:text-indent="0in" style:auto-text-indent="false" style:writing-mode="lr-tb">
        <style:tab-stops>
          <style:tab-stop style:position="6.8902in" style:type="right"/>
        </style:tab-stops>
      </style:paragraph-properties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17" style:family="paragraph" style:parent-style-name="Standard">
      <style:paragraph-properties fo:margin-left="0in" fo:margin-right="0in" fo:line-height="100%" fo:text-indent="0in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in" fo:margin-right="0in" fo:line-height="100%" fo:text-indent="0in" style:auto-text-indent="false" style:writing-mode="lr-tb"/>
      <style:text-properties style:font-name="Times New Roman" fo:font-size="10pt" style:font-size-asian="10pt" style:font-size-complex="10pt" style:font-weight-complex="bold"/>
    </style:style>
    <style:style style:name="P19" style:family="paragraph" style:parent-style-name="Standard">
      <style:paragraph-properties fo:margin-left="0in" fo:margin-right="0in" fo:line-height="100%" fo:text-indent="0in" style:auto-text-indent="false" style:writing-mode="lr-tb"/>
      <style:text-properties style:font-name="Times New Roman" fo:font-size="10pt" fo:language="en" fo:country="US" style:font-size-asian="10pt" style:font-size-complex="10pt" style:font-weight-complex="bold"/>
    </style:style>
    <style:style style:name="P20" style:family="paragraph" style:parent-style-name="Standard">
      <style:paragraph-properties fo:margin-left="0in" fo:margin-right="0in" fo:line-height="150%" fo:text-indent="0in" style:auto-text-indent="false" style:writing-mode="lr-tb"/>
    </style:style>
    <style:style style:name="P21" style:family="paragraph" style:parent-style-name="Standard">
      <style:paragraph-properties fo:margin-left="0in" fo:margin-right="0in" fo:line-height="15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22" style:family="paragraph" style:parent-style-name="Title">
      <style:paragraph-properties fo:margin-left="0in" fo:margin-right="0in" fo:line-height="120%" fo:text-indent="0in" style:auto-text-indent="false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3" style:family="paragraph" style:parent-style-name="Subtitle">
      <style:paragraph-properties fo:margin-left="0in" fo:margin-right="0in" fo:line-height="150%" fo:text-indent="0in" style:auto-text-indent="false" style:writing-mode="lr-tb"/>
      <style:text-properties fo:text-transform="uppercase" style:font-name="Times New Roman" fo:font-size="8pt" fo:language="ru" fo:country="RU" fo:font-weight="bold" style:font-size-asian="8pt" style:language-asian="ar" style:country-asian="SA" style:font-weight-asian="bold" style:font-name-complex="Times New Roman1" style:font-size-complex="8pt" style:language-complex="ar" style:country-complex="SA"/>
    </style:style>
    <style:style style:name="P24" style:family="paragraph" style:parent-style-name="Standard">
      <style:paragraph-properties fo:margin-left="0in" fo:margin-right="0in" fo:margin-top="0.1945in" fo:margin-bottom="0in" loext:contextual-spacing="false" fo:line-height="150%" fo:text-indent="0in" style:auto-text-indent="false" fo:break-before="pag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left="0in" fo:margin-right="0in" fo:margin-top="0.1945in" fo:margin-bottom="0in" loext:contextual-spacing="false" fo:line-height="150%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6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1.5752in" style:type="center"/>
          <style:tab-stop style:position="6.8909in" style:type="right"/>
        </style:tab-stops>
      </style:paragraph-properties>
    </style:style>
    <style:style style:name="P27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4.5283in" style:type="center"/>
          <style:tab-stop style:position="6.8909in" style:type="right"/>
        </style:tab-stops>
      </style:paragraph-properties>
    </style:style>
    <style:style style:name="P28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4.7252in" style:type="center"/>
          <style:tab-stop style:position="6.8909in" style:type="right"/>
        </style:tab-stops>
      </style:paragraph-properties>
    </style:style>
    <style:style style:name="P29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6.8909in" style:type="right"/>
        </style:tab-stops>
      </style:paragraph-properties>
    </style:style>
    <style:style style:name="P30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6.8909in" style:type="right"/>
        </style:tab-stops>
      </style:paragraph-properties>
      <style:text-properties officeooo:paragraph-rsid="0018f2fe"/>
    </style:style>
    <style:style style:name="P31" style:family="paragraph" style:parent-style-name="Title" style:master-page-name="Standard">
      <style:paragraph-properties fo:margin-left="0in" fo:margin-right="0in" fo:text-indent="0in" style:auto-text-indent="false" style:page-number="auto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3pt" style:language-complex="ar" style:country-complex="SA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 style:list-style-name="WWNum7">
      <style:paragraph-properties fo:line-height="100%" fo:text-align="start" style:justify-single-word="false" fo:hyphenation-ladder-count="no-limit" style:writing-mode="lr-tb">
        <style:tab-stops>
          <style:tab-stop style:position="0.5453in"/>
        </style:tab-stops>
      </style:paragraph-properties>
      <style:text-properties style:font-name="Times New Roman" fo:font-size="10pt" fo:language="en" fo:country="US" style:font-size-asian="10pt" style:font-size-complex="10pt" fo:hyphenate="false" fo:hyphenation-remain-char-count="2" fo:hyphenation-push-char-count="2"/>
    </style:style>
    <style:style style:name="P34" style:family="paragraph" style:parent-style-name="Standard" style:list-style-name="WWNum5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  <style:text-properties officeooo:paragraph-rsid="001bcb4d"/>
    </style:style>
    <style:style style:name="P35" style:family="paragraph" style:parent-style-name="Standard" style:list-style-name="WWNum4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37" style:family="paragraph" style:parent-style-name="Table" style:list-style-name="WWNum7">
      <style:paragraph-properties fo:line-height="100%" fo:text-align="start" style:justify-single-word="false" fo:hyphenation-ladder-count="no-limit" style:writing-mode="lr-tb">
        <style:tab-stops>
          <style:tab-stop style:position="0.5453in"/>
        </style:tab-stops>
      </style:paragraph-properties>
      <style:text-properties style:font-name="Times New Roman" fo:font-size="10pt" fo:language="en" fo:country="US" style:font-size-asian="10pt" style:font-size-complex="10pt" fo:hyphenate="false" fo:hyphenation-remain-char-count="2" fo:hyphenation-push-char-count="2"/>
    </style:style>
    <style:style style:name="P38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T1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0pt" style:language-complex="ar" style:country-complex="SA"/>
    </style:style>
    <style:style style:name="T4" style:family="text">
      <style:text-properties style:font-name="Times New Roman" fo:font-size="14pt" fo:language="ru" fo:country="RU" officeooo:rsid="0018f8de" style:font-size-asian="14pt" style:language-asian="ru" style:country-asian="RU" style:font-name-complex="Times New Roman1" style:font-size-complex="10pt" style:language-complex="ar" style:country-complex="SA"/>
    </style:style>
    <style:style style:name="T5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2pt" style:language-complex="ar" style:country-complex="SA" style:font-weight-complex="bold"/>
    </style:style>
    <style:style style:name="T6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7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normal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8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9" style:family="text">
      <style:text-properties style:font-name="Times New Roman" fo:font-size="14pt" fo:language="ru" fo:country="RU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10" style:family="text">
      <style:text-properties style:font-name="Times New Roman" fo:font-size="14pt" fo:language="ru" fo:country="RU" fo:font-style="italic" officeooo:rsid="0018f8de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11" style:family="text">
      <style:text-properties style:font-name="Times New Roman" fo:font-size="14pt" fo:language="ru" fo:country="RU" style:text-underline-style="solid" style:text-underline-width="auto" style:text-underline-color="font-color" fo:font-weight="normal" style:font-size-asian="14pt" style:language-asian="ru" style:country-asian="RU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2" style:family="text">
      <style:text-properties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13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4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6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7" style:family="text">
      <style:text-properties style:font-name="Times New Roman" fo:font-size="14pt" style:text-underline-style="solid" style:text-underline-width="auto" style:text-underline-color="font-color" officeooo:rsid="0018f2fe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8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/>
    </style:style>
    <style:style style:name="T19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0" style:family="text">
      <style:text-properties style:font-name="Times New Roman" fo:font-size="14pt" officeooo:rsid="0018f8de" style:font-size-asian="14pt" style:language-asian="ru" style:country-asian="RU" style:font-name-complex="Times New Roman1" style:font-size-complex="10pt" style:language-complex="ar" style:country-complex="SA"/>
    </style:style>
    <style:style style:name="T21" style:family="text">
      <style:text-properties style:font-name="Times New Roman" fo:font-size="14pt" fo:letter-spacing="-0.0016in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2" style:family="text">
      <style:text-properties style:font-name="Times New Roman" fo:font-size="14pt" fo:letter-spacing="-0.0016in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23" style:family="text">
      <style:text-properties style:font-name="Times New Roman" fo:font-size="14pt" fo:letter-spacing="-0.0016in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4" style:family="text">
      <style:text-properties style:font-name="Times New Roman" fo:font-size="14pt" fo:letter-spacing="-0.0016in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5" style:family="text">
      <style:text-properties style:font-name="Times New Roman" fo:font-size="14pt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6" style:family="text">
      <style:text-properties style:font-name="Times New Roman" fo:font-size="14pt" officeooo:rsid="0018f8de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7" style:family="text">
      <style:text-properties style:font-name="Times New Roman" fo:font-size="14pt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28" style:family="text">
      <style:text-properties style:font-name="Times New Roman" fo:font-size="14pt" fo:font-style="italic" officeooo:rsid="0018f8de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29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0pt" style:language-complex="ar" style:country-complex="SA"/>
    </style:style>
    <style:style style:name="T30" style:family="text">
      <style:text-properties fo:color="#000000" style:font-name="Times New Roman" fo:font-size="14pt" style:text-underline-style="solid" style:text-underline-width="auto" style:text-underline-color="font-color" officeooo:rsid="0018f2fe" fo:background-color="transparent" loext:char-shading-value="0" style:font-size-asian="14pt" style:language-asian="ru" style:country-asian="RU" style:font-size-complex="10pt" style:language-complex="ar" style:country-complex="SA" style:font-style-complex="italic"/>
    </style:style>
    <style:style style:name="T31" style:family="text">
      <style:text-properties style:use-window-font-color="true" style:font-name="Times New Roman" fo:font-size="14pt" style:text-underline-style="solid" style:text-underline-width="auto" style:text-underline-color="font-color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2" style:family="text">
      <style:text-properties style:use-window-font-color="true" style:font-name="Times New Roman" fo:font-size="14pt" style:text-underline-style="solid" style:text-underline-width="auto" style:text-underline-color="font-color" officeooo:rsid="0018f2fe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3" style:family="text">
      <style:text-properties style:use-window-font-color="true" style:font-name="Times New Roman" fo:font-size="14pt" officeooo:rsid="0018f8de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4" style:family="text">
      <style:text-properties style:use-window-font-color="true" style:font-name="Times New Roman" fo:font-size="14pt" fo:language="ru" fo:country="RU" officeooo:rsid="0019f037" style:font-size-asian="14pt" style:language-asian="ru" style:country-asian="RU" style:font-size-complex="10pt" style:language-complex="ar" style:country-complex="SA"/>
    </style:style>
    <style:style style:name="T35" style:family="text">
      <style:text-properties style:use-window-font-color="true" style:font-name="Times New Roman" fo:font-size="14pt" fo:language="ru" fo:country="RU" officeooo:rsid="001ccad9" style:font-size-asian="14pt" style:language-asian="ru" style:country-asian="RU" style:font-size-complex="10pt" style:language-complex="ar" style:country-complex="SA"/>
    </style:style>
    <style:style style:name="T36" style:family="text">
      <style:text-properties style:use-window-font-color="true" style:font-name="Times New Roman" fo:font-style="italic" officeooo:rsid="0018f8de" fo:background-color="transparent" loext:char-shading-value="0" style:font-style-asian="italic"/>
    </style:style>
    <style:style style:name="T37" style:family="text">
      <style:text-properties officeooo:rsid="001ea4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истерство образования и науки Российской Федерации</text:p>
      <text:p text:style-name="P23">федеральное государственное автономное образовательное учреждение высшего образования </text:p>
      <text:p text:style-name="P16">“САНКТ-ПЕТЕРБУРГСКИЙ НАЦИОНАЛЬНЫЙ ИССЛЕДОВАТЕЛЬСКИЙ </text:p>
      <text:p text:style-name="P16">УНИВЕРСИТЕТ ИНФОРМАЦИОННЫХ ТЕХНОЛОГИЙ, </text:p>
      <text:p text:style-name="P16">МЕХАНИКИ И ОПТИКИ”</text:p>
      <text:p text:style-name="P12"/>
      <text:p text:style-name="P14">ОТЗЫВ РЕЦЕНЗЕНТА</text:p>
      <text:p text:style-name="P12">О ВЫПУСКНОЙ КВАЛИФИКАЦИОННОЙ РАБОТЕ</text:p>
      <text:p text:style-name="P12"/>
      <text:p text:style-name="P26"><text:span text:style-name="T1">Студент</text:span><text:span text:style-name="T13"> </text:span><text:span text:style-name="FillIn"><text:span text:style-name="T16"><text:tab/></text:span></text:span><text:span text:style-name="Highlight"><text:span text:style-name="T30">Агапов Г. Д.</text:span></text:span><text:span text:style-name="FillIn"><text:span text:style-name="T16"><text:tab/></text:span></text:span><text:span text:style-name="FillIn"><text:span text:style-name="T19"> </text:span></text:span><text:span text:style-name="T1">Группа</text:span><text:span text:style-name="T14"> </text:span><text:span text:style-name="FillIn"><text:span text:style-name="T15"> M</text:span></text:span><text:span text:style-name="FillIn"><text:span text:style-name="T16">423</text:span></text:span><text:span text:style-name="FillIn"><text:span text:style-name="T17">8</text:span></text:span><text:span text:style-name="FillIn"><text:span text:style-name="T15"> </text:span></text:span><text:span text:style-name="T1"> Кафедра</text:span><text:span text:style-name="T13"> </text:span><text:span text:style-name="FillIn"><text:span text:style-name="T16"> КТ </text:span></text:span><text:span text:style-name="T2"> </text:span><text:span text:style-name="T1">Факультет</text:span><text:span text:style-name="T13"> </text:span><text:span text:style-name="FillIn"><text:span text:style-name="T16"> ИТиП</text:span></text:span></text:p>
      <text:p text:style-name="P27"><text:span text:style-name="T1">Квалификация</text:span><text:span text:style-name="T14"> </text:span><text:span text:style-name="FillIn"><text:span text:style-name="T16"><text:tab/>Магистр<text:tab/></text:span></text:span></text:p>
      <text:p text:style-name="P28"><text:span text:style-name="T21">Направление (специальность)</text:span><text:span text:style-name="T22"> </text:span><text:span text:style-name="FillIn"><text:span text:style-name="T23"><text:tab/>01.04.02</text:span></text:span><text:span text:style-name="FillIn"><text:span text:style-name="T24"> </text:span></text:span><text:span text:style-name="FillIn"><text:span text:style-name="T23">Прикладная математика и информатика<text:tab/></text:span></text:span></text:p>
      <text:p text:style-name="P29"><text:span text:style-name="T1">Направленность (профиль)</text:span><text:span text:style-name="T2"> </text:span><text:span text:style-name="FillIn"><text:span text:style-name="T16"><text:tab/></text:span></text:span><text:span text:style-name="T5">Технологии проектирования и разработки </text:span><text:line-break/><text:span text:style-name="T5">программного обеспечения<text:tab/></text:span></text:p>
      <text:p text:style-name="P30"><text:span text:style-name="T1">Наименование темы: </text:span><text:span text:style-name="T7">Разработка модели криптовалюты на основе алгоритма консенсуса реализующего </text:span><text:span text:style-name="FillIn"><text:span text:style-name="T11">метод доказательства доли владения</text:span></text:span><text:span text:style-name="FillIn"><text:span text:style-name="T16"><text:tab/></text:span></text:span></text:p>
      <text:p text:style-name="P29"><text:span text:style-name="T1">Рецензент </text:span><text:span text:style-name="Highlight"><text:span text:style-name="T32"> Токаренко А</text:span></text:span><text:span text:style-name="Highlight"><text:span text:style-name="T31">.</text:span></text:span><text:span text:style-name="Highlight"><text:span text:style-name="T32">А</text:span></text:span><text:span text:style-name="Highlight"><text:span text:style-name="T31">., <text:s/>руководитель отдела перспективных разработок </text:span></text:span><text:span text:style-name="Highlight"><text:span text:style-name="T32">в</text:span></text:span><text:span text:style-name="Highlight"><text:span text:style-name="T31"> </text:span></text:span><text:span text:style-name="Highlight"><text:span text:style-name="T32">ООО «Эксперт-Система»</text:span></text:span><text:span text:style-name="T29"><text:tab/></text:span></text:p>
      <text:p text:style-name="P22">ОЦЕНКА ВЫПУСКНОЙ КВАЛИФИКАЦИОННОЙ РАБОТ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/>
        <table:table-column table:style-name="Table1.H"/>
        <table:table-row table:style-name="Table1.1">
          <table:table-cell table:style-name="Table1.A1" table:number-rows-spanned="2" office:value-type="string">
            <text:p text:style-name="P1"/>
          </table:table-cell>
          <table:table-cell table:style-name="Table1.B1" table:number-rows-spanned="2" office:value-type="string">
            <text:p text:style-name="P1">№</text:p>
          </table:table-cell>
          <table:table-cell table:style-name="Table1.C1" table:number-rows-spanned="2" office:value-type="string">
            <text:p text:style-name="P1">Показатели</text:p>
          </table:table-cell>
          <table:table-cell table:style-name="Table1.D1" table:number-columns-spanned="5" office:value-type="string">
            <text:p text:style-name="P1">Оценка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1">5</text:p>
          </table:table-cell>
          <table:table-cell table:style-name="Table1.D2" office:value-type="string">
            <text:p text:style-name="P1">4</text:p>
          </table:table-cell>
          <table:table-cell table:style-name="Table1.D2" office:value-type="string">
            <text:p text:style-name="P1">3</text:p>
          </table:table-cell>
          <table:table-cell table:style-name="Table1.G2" office:value-type="string">
            <text:p text:style-name="P1">2</text:p>
          </table:table-cell>
          <table:table-cell table:style-name="Table1.H2" office:value-type="string">
            <text:p text:style-name="P1">0*</text:p>
          </table:table-cell>
        </table:table-row>
        <table:table-row table:style-name="Table1.1">
          <table:table-cell table:style-name="Table1.A3" table:number-rows-spanned="9" office:value-type="string">
            <text:p text:style-name="P36">Справочно-информационная</text:p>
          </table:table-cell>
          <table:table-cell table:style-name="Table1.B3" office:value-type="string">
            <text:p text:style-name="P4">1</text:p>
          </table:table-cell>
          <table:table-cell table:style-name="Table1.C3" office:value-type="string">
            <text:p text:style-name="P6">Соответствие представленного материала заданию на ВКР</text:p>
          </table:table-cell>
          <table:table-cell table:style-name="Table1.C3" office:value-type="string">
            <text:p text:style-name="P10">X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covered-table-cell/>
          <table:table-cell table:style-name="Table1.B4" office:value-type="string">
            <text:p text:style-name="P4">2</text:p>
          </table:table-cell>
          <table:table-cell table:style-name="Table1.C4" office:value-type="string">
            <text:p text:style-name="P8">Раскрытие актуальности тематики работы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H4" office:value-type="string">
            <text:p text:style-name="P4"/>
          </table:table-cell>
        </table:table-row>
        <table:table-row table:style-name="Table1.1">
          <table:covered-table-cell/>
          <table:table-cell table:style-name="Table1.B4" office:value-type="string">
            <text:p text:style-name="P3">3</text:p>
          </table:table-cell>
          <table:table-cell table:style-name="Table1.C4" office:value-type="string">
            <text:p text:style-name="P17">Степень полноты обзора состояния вопроса 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1">
          <table:covered-table-cell/>
          <table:table-cell table:style-name="Table1.B4" office:value-type="string">
            <text:p text:style-name="P3">4</text:p>
          </table:table-cell>
          <table:table-cell table:style-name="Table1.C4" office:value-type="string">
            <text:p text:style-name="P17">Корректность постановки задачи исследования и разработки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7">
          <table:covered-table-cell/>
          <table:table-cell table:style-name="Table1.B4" office:value-type="string">
            <text:p text:style-name="P3">5</text:p>
          </table:table-cell>
          <table:table-cell table:style-name="Table1.C4" office:value-type="string">
            <text:p text:style-name="P17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8">
          <table:covered-table-cell/>
          <table:table-cell table:style-name="Table1.B4" office:value-type="string">
            <text:p text:style-name="P3">6</text:p>
          </table:table-cell>
          <table:table-cell table:style-name="Table1.C4" office:value-type="string">
            <text:p text:style-name="P17">Степень комплексности работы, применение в ней системы знаний из различных предметных областей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1">
          <table:covered-table-cell/>
          <table:table-cell table:style-name="Table1.B4" office:value-type="string">
            <text:p text:style-name="P3">7</text:p>
          </table:table-cell>
          <table:table-cell table:style-name="Table1.C4" office:value-type="string">
            <text:p text:style-name="P19">Использование информационных ресурсов 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1">
          <table:covered-table-cell/>
          <table:table-cell table:style-name="Table1.B4" office:value-type="string">
            <text:p text:style-name="P3">8</text:p>
          </table:table-cell>
          <table:table-cell table:style-name="Table1.C4" office:value-type="string">
            <text:p text:style-name="P18">Использование современных пакетов компьютерных программ и технологий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1">
          <table:covered-table-cell/>
          <table:table-cell table:style-name="Table1.B11" office:value-type="string">
            <text:p text:style-name="P4">9</text:p>
          </table:table-cell>
          <table:table-cell table:style-name="Table1.G2" office:value-type="string">
            <text:p text:style-name="P6">Наличие публикаций, участие в н.-т. конференциях, награды за участие в конкурсах, подтвержденных копиями 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2">
          <table:table-cell table:style-name="Table1.A12" table:number-rows-spanned="2" office:value-type="string">
            <text:p text:style-name="P36">Творч<text:span text:style-name="T37">ес</text:span>кая</text:p>
          </table:table-cell>
          <table:table-cell table:style-name="Table1.B11" office:value-type="string">
            <text:p text:style-name="P4">10</text:p>
          </table:table-cell>
          <table:table-cell table:style-name="Table1.G2" office:value-type="string">
            <text:p text:style-name="P6">Оригинальность и новизна полученных результатов, научных, конструкторских и технологических решений</text:p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3">
          <table:covered-table-cell/>
          <table:table-cell table:style-name="Table1.B11" office:value-type="string">
            <text:p text:style-name="P4">11</text:p>
          </table:table-cell>
          <table:table-cell table:style-name="Table1.G2" office:value-type="string">
            <text:p text:style-name="P6">Ясность, четкость, последовательность и обоснованность изложения</text:p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">
          <table:table-cell table:style-name="Table1.A12" table:number-rows-spanned="6" office:value-type="string">
            <text:p text:style-name="P36">Оформительская</text:p>
          </table:table-cell>
          <table:table-cell table:style-name="Table1.B11" office:value-type="string">
            <text:p text:style-name="P4">12</text:p>
          </table:table-cell>
          <table:table-cell table:style-name="Table1.G2" office:value-type="string">
            <text:p text:style-name="P8">Уровень оформления текста ВКР: 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">
          <table:covered-table-cell/>
          <table:table-cell table:style-name="Table1.B11" office:value-type="string">
            <text:p text:style-name="P4"/>
          </table:table-cell>
          <table:table-cell table:style-name="Table1.G2" office:value-type="string">
            <text:list xml:id="list3394795275" text:style-name="WWNum7">
              <text:list-item>
                <text:p text:style-name="P37">общий уровень грамотности</text:p>
              </text:list-item>
            </text:list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">
          <table:covered-table-cell/>
          <table:table-cell table:style-name="Table1.B11" office:value-type="string">
            <text:p text:style-name="P3"/>
          </table:table-cell>
          <table:table-cell table:style-name="Table1.G2" office:value-type="string">
            <text:list xml:id="list115511608652618" text:continue-numbering="true" text:style-name="WWNum7">
              <text:list-item>
                <text:p text:style-name="P33">стиль изложения</text:p>
              </text:list-item>
            </text:list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H11" office:value-type="string">
            <text:p text:style-name="P3"/>
          </table:table-cell>
        </table:table-row>
        <table:table-row table:style-name="Table1.1">
          <table:covered-table-cell/>
          <table:table-cell table:style-name="Table1.B11" office:value-type="string">
            <text:p text:style-name="P3"/>
          </table:table-cell>
          <table:table-cell table:style-name="Table1.G2" office:value-type="string">
            <text:list xml:id="list115510592674154" text:continue-numbering="true" text:style-name="WWNum7">
              <text:list-item>
                <text:p text:style-name="P33"><text:s/>качество иллюстраций</text:p>
              </text:list-item>
            </text:list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H11" office:value-type="string">
            <text:p text:style-name="P3"/>
          </table:table-cell>
        </table:table-row>
        <table:table-row table:style-name="Table1.1">
          <table:covered-table-cell/>
          <table:table-cell table:style-name="Table1.B11" office:value-type="string">
            <text:p text:style-name="P3">13</text:p>
          </table:table-cell>
          <table:table-cell table:style-name="Table1.G2" office:value-type="string">
            <text:p text:style-name="P17">Объем и качество выполнения графического материала, его соответствие тексту ВКР </text:p>
          </table:table-cell>
          <table:table-cell table:style-name="Table1.G2" office:value-type="string">
            <text:p text:style-name="P10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H11" office:value-type="string">
            <text:p text:style-name="P10">X</text:p>
          </table:table-cell>
        </table:table-row>
        <table:table-row table:style-name="Table1.1">
          <table:covered-table-cell/>
          <table:table-cell table:style-name="Table1.B11" office:value-type="string">
            <text:p text:style-name="P4">14</text:p>
          </table:table-cell>
          <table:table-cell table:style-name="Table1.G2" office:value-type="string">
            <text:p text:style-name="P6">Соответствие требованиям стандарта оформления текста ВКР и графического материала</text:p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7"/>
          </table:table-cell>
        </table:table-row>
        <table:table-row table:style-name="Table1.1">
          <table:table-cell table:style-name="Table1.A20" office:value-type="string">
            <text:p text:style-name="P2"/>
          </table:table-cell>
          <table:table-cell table:style-name="Table1.A20" table:number-columns-spanned="2" office:value-type="string">
            <text:p text:style-name="P2">Итоговая оценка</text:p>
          </table:table-cell>
          <table:covered-table-cell/>
          <table:table-cell table:style-name="Table1.D20" table:number-columns-spanned="5" office:value-type="string">
            <text:p text:style-name="P11"><text:span text:style-name="Highlight"><text:span text:style-name="T36">отлично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9">* - не оценивается (трудно оценить)</text:p>
      <text:p text:style-name="P24">Отмеченные достоинства:</text:p>
      <text:list xml:id="list889977751" text:style-name="WWNum5">
        <text:list-item>
          <text:p text:style-name="P34"><text:span text:style-name="Highlight"><text:span text:style-name="T34">В работе рассматривается актуальная задача разработки программного обеспечения в области блокчейн-технологий.</text:span></text:span></text:p>
        </text:list-item>
        <text:list-item>
          <text:p text:style-name="P34"><text:span text:style-name="Highlight"><text:span text:style-name="T34">Предложена модификация модели умных контрактов, имеющая интересные теоретические характеристики.</text:span></text:span></text:p>
        </text:list-item>
        <text:list-item>
          <text:p text:style-name="P34"><text:span text:style-name="Highlight"><text:span text:style-name="T34">Предложенные модели сконструированы таким образом, что их возможно использовать в качестве основы для архитектуры приложения, неограничен</text:span></text:span><text:span text:style-name="Highlight"><text:span text:style-name="T35">н</text:span></text:span><text:span text:style-name="Highlight"><text:span text:style-name="T34">о наращивая функционал без бесконтрольного увеличения сложности получаемого программного продукта.</text:span></text:span></text:p>
        </text:list-item>
        <text:list-item>
          <text:p text:style-name="P34"><text:span text:style-name="Highlight"><text:span text:style-name="T34">Вводимые в работе определения богато снабжены поясняющими их иллюстрациями, листингами, формулами.</text:span></text:span></text:p>
        </text:list-item>
        <text:list-item>
          <text:p text:style-name="P34"><text:span text:style-name="Highlight"><text:span text:style-name="T34">Предложенные модели были использованы при создании получившей широкое распространение криптовалюты Cardano SL.</text:span></text:span></text:p>
        </text:list-item>
      </text:list>
      <text:p text:style-name="P25">Отмеченные недостатки:</text:p>
      <text:list xml:id="list1054907724" text:style-name="WWNum4">
        <text:list-item>
          <text:p text:style-name="P35"><text:span text:style-name="Highlight"><text:span text:style-name="T34">Использование синтаксиса языка Haskell в качестве нотации для описания модели затрудняет восприятие конструкций.</text:span></text:span></text:p>
        </text:list-item>
        <text:list-item>
          <text:p text:style-name="P35"><text:span text:style-name="Highlight"><text:span text:style-name="T34">Аккаунтинг с поддержкой счетов пользователей описан слишком кратко, хотя является важной частью в реализации используемых на практике систем.</text:span></text:span></text:p>
        </text:list-item>
      </text:list>
      <text:p text:style-name="P13"/>
      <text:p text:style-name="P20"><text:span text:style-name="T1">Заключение</text:span><text:span text:style-name="T2">: </text:span><text:span text:style-name="T14">c</text:span><text:span text:style-name="FillIn"><text:span text:style-name="T18">читаю, что ВКР студента </text:span></text:span><text:span text:style-name="FillIn"><text:span text:style-name="T20">Агапова Г.Д.</text:span></text:span><text:span text:style-name="FillIn"><text:span text:style-name="T18"> на тему «</text:span></text:span><text:span text:style-name="FillIn"><text:span text:style-name="T25">Разработка модели криптовалюты на основе алгоритма консенсуса реализующего метод доказательства доли владения</text:span></text:span><text:span text:style-name="FillIn"><text:span text:style-name="T18">» </text:span></text:span><text:span text:style-name="T3">соответствует требованиям Университета ИТМО, предъявляемым к </text:span><text:span text:style-name="FillIn"><text:span text:style-name="T18">ВКР,</text:span></text:span><text:span text:style-name="T3"> и заслуживает оценки </text:span><text:span text:style-name="FillIn"><text:span text:style-name="T18">«</text:span></text:span><text:span text:style-name="Highlight"><text:span text:style-name="T33">отлично</text:span></text:span><text:span text:style-name="FillIn"><text:span text:style-name="T18">»</text:span></text:span><text:span text:style-name="T3">, а её автор присуждения квалификации </text:span><text:span text:style-name="T6">магистр</text:span><text:span text:style-name="T3"> по направлению подготовки </text:span><text:span text:style-name="T8">01.04.02 Прикладная математика и информатика</text:span><text:span text:style-name="T3">.</text:span></text:p>
      <text:p text:style-name="P15"/>
      <text:p text:style-name="P21"><text:span text:style-name="T3">Рецензент<text:tab/></text:span><text:span text:style-name="T9"> </text:span><text:span text:style-name="T10">А</text:span><text:span text:style-name="FillIn"><text:span text:style-name="T27">.</text:span></text:span><text:span text:style-name="FillIn"><text:span text:style-name="T28">А</text:span></text:span><text:span text:style-name="FillIn"><text:span text:style-name="T27">. </text:span></text:span><text:span text:style-name="FillIn"><text:span text:style-name="T26">Токаренко</text:span></text:span><text:span text:style-name="T12">   «_</text:span><text:span text:style-name="T3">___» июня 201</text:span><text:span text:style-name="T4">8</text:span><text:span text:style-name="T3"> г.</text:span></text:p>
      <text:p text:style-name="P21"><text:span text:style-name="T3">С отзывом ознакомлен<text:tab/> </text:span><text:span text:style-name="T10">Г</text:span><text:span text:style-name="FillIn"><text:span text:style-name="T27">.</text:span></text:span><text:span text:style-name="FillIn"><text:span text:style-name="T28">Д.</text:span></text:span><text:span text:style-name="FillIn"><text:span text:style-name="T27"> </text:span></text:span><text:span text:style-name="FillIn"><text:span text:style-name="T26">Агапов</text:span></text:span><text:span text:style-name="FillIn"><text:span text:style-name="T18"> </text:span></text:span><text:span text:style-name="T3">  «____» июня 201</text:span><text:span text:style-name="T4">8</text:span><text:span text:style-name="T3"> г.</text:span></text:p>
      <text:p text:style-name="P21"><text:span text:style-name="T3">Принято Секретарь ГЭК<text:tab/> </text:span><text:span text:style-name="FillIn"><text:span text:style-name="T18">О.Н. Павлова</text:span></text:span><text:span text:style-name="T3">   «____» июня 201</text:span><text:span text:style-name="T4">8</text:span><text:span text:style-name="T3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Noto Sans Devanagari2" svg:font-family="'Noto Sans Devanagari'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Devanagari" svg:font-family="'Noto Sans Devanagari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4pt" fo:language="en" fo:country="US" style:font-name-asian="Symbol" style:font-family-asian="Symbol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50%" fo:text-align="justify" style:justify-single-word="false" fo:orphans="2" fo:widows="2" fo:text-indent="0in" style:auto-text-indent="false" style:vertical-align="auto"/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line-height="150%" fo:text-align="end" style:justify-single-word="false" fo:orphans="2" fo:widows="2" fo:text-indent="0in" style:auto-text-indent="false" fo:keep-with-next="always" style:vertical-align="auto"/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margin-top="0.1945in" fo:margin-bottom="0in" loext:contextual-spacing="false" fo:text-align="center" style:justify-single-word="false" fo:orphans="2" fo:widows="2" fo:text-indent="0in" style:auto-text-indent="false" style:vertical-align="auto"/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НоCf0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line-height="150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line-height="150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" style:family="paragraph" style:parent-style-name="Standard" style:default-outline-level="" style:class="extra">
      <style:paragraph-properties fo:margin-left="0in" fo:margin-right="0in" fo:text-align="justify" style:justify-single-word="false" fo:orphans="2" fo:widows="2" fo:text-indent="0in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Contents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6.8902in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lassic_20_4" style:display-name="Table Classic 4" style:family="paragraph" style:parent-style-name="DocumentMap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Professional" style:display-name="Table Professional" style:family="paragraph" style:parent-style-name="DocumentMap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in" fo:margin-right="0in" fo:line-height="150%" fo:text-align="center" style:justify-single-word="false" fo:orphans="2" fo:widows="2" fo:hyphenation-ladder-count="no-limit" fo:text-indent="0in" style:auto-text-indent="false" style:vertical-align="auto"/>
      <style:text-properties fo:font-size="13pt" fo:language="ru" fo:country="RU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без_20_заливки_20_и_20_контура" style:display-name="Объект без заливки и контура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oRigh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oRight2" style:family="paragraph" style:parent-style-name="ToRigh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1" style:family="paragraph" style:parent-style-name="Def2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1_7e_LT_7e_Gliederung_20_1" style:display-name="Обычный 1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_7e_LT_7e_Gliederung_20_2" style:display-name="Обычный 1~LT~Gliederung 2" style:family="paragraph" style:parent-style-name="Обычный_20_1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_7e_LT_7e_Gliederung_20_3" style:display-name="Обычный 1~LT~Gliederung 3" style:family="paragraph" style:parent-style-name="Обычный_20_1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_7e_LT_7e_Gliederung_20_4" style:display-name="Обычный 1~LT~Gliederung 4" style:family="paragraph" style:parent-style-name="Обычный_20_1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_7e_LT_7e_Gliederung_20_5" style:display-name="Обычный 1~LT~Gliederung 5" style:family="paragraph" style:parent-style-name="Обычный_20_1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6" style:display-name="Обычный 1~LT~Gliederung 6" style:family="paragraph" style:parent-style-name="Обычный_20_1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7" style:display-name="Обычный 1~LT~Gliederung 7" style:family="paragraph" style:parent-style-name="Обычный_20_1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8" style:display-name="Обычный 1~LT~Gliederung 8" style:family="paragraph" style:parent-style-name="Обычный_20_1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9" style:display-name="Обычный 1~LT~Gliederung 9" style:family="paragraph" style:parent-style-name="Обычный_20_1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Titel" style:display-name="Обычный 1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_7e_LT_7e_Untertitel" style:display-name="Обычный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_7e_LT_7e_Notizen" style:display-name="Обычный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_7e_LT_7e_Hintergrundobjekte" style:display-name="Обычный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_7e_LT_7e_Hintergrund" style:display-name="Обычный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2_7e_LT_7e_Gliederung_20_1" style:display-name="Обычный 2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2_7e_LT_7e_Gliederung_20_2" style:display-name="Обычный 2~LT~Gliederung 2" style:family="paragraph" style:parent-style-name="Обычный_20_2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2_7e_LT_7e_Gliederung_20_3" style:display-name="Обычный 2~LT~Gliederung 3" style:family="paragraph" style:parent-style-name="Обычный_20_2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2_7e_LT_7e_Gliederung_20_4" style:display-name="Обычный 2~LT~Gliederung 4" style:family="paragraph" style:parent-style-name="Обычный_20_2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2_7e_LT_7e_Gliederung_20_5" style:display-name="Обычный 2~LT~Gliederung 5" style:family="paragraph" style:parent-style-name="Обычный_20_2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6" style:display-name="Обычный 2~LT~Gliederung 6" style:family="paragraph" style:parent-style-name="Обычный_20_2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7" style:display-name="Обычный 2~LT~Gliederung 7" style:family="paragraph" style:parent-style-name="Обычный_20_2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8" style:display-name="Обычный 2~LT~Gliederung 8" style:family="paragraph" style:parent-style-name="Обычный_20_2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9" style:display-name="Обычный 2~LT~Gliederung 9" style:family="paragraph" style:parent-style-name="Обычный_20_2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Titel" style:display-name="Обычный 2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2_7e_LT_7e_Untertitel" style:display-name="Обычный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2_7e_LT_7e_Notizen" style:display-name="Обычный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2_7e_LT_7e_Hintergrundobjekte" style:display-name="Обычный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2_7e_LT_7e_Hintergrund" style:display-name="Обычный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3_27__7e_LT_7e_Gliederung_20_1" style:display-name="Обычный 3'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3_27__7e_LT_7e_Gliederung_20_2" style:display-name="Обычный 3'~LT~Gliederung 2" style:family="paragraph" style:parent-style-name="Обычный_20_3_27_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3_27__7e_LT_7e_Gliederung_20_3" style:display-name="Обычный 3'~LT~Gliederung 3" style:family="paragraph" style:parent-style-name="Обычный_20_3_27_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3_27__7e_LT_7e_Gliederung_20_4" style:display-name="Обычный 3'~LT~Gliederung 4" style:family="paragraph" style:parent-style-name="Обычный_20_3_27_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3_27__7e_LT_7e_Gliederung_20_5" style:display-name="Обычный 3'~LT~Gliederung 5" style:family="paragraph" style:parent-style-name="Обычный_20_3_27_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Gliederung_20_6" style:display-name="Обычный 3'~LT~Gliederung 6" style:family="paragraph" style:parent-style-name="Обычный_20_3_27_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Gliederung_20_7" style:display-name="Обычный 3'~LT~Gliederung 7" style:family="paragraph" style:parent-style-name="Обычный_20_3_27_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Gliederung_20_8" style:display-name="Обычный 3'~LT~Gliederung 8" style:family="paragraph" style:parent-style-name="Обычный_20_3_27_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Gliederung_20_9" style:display-name="Обычный 3'~LT~Gliederung 9" style:family="paragraph" style:parent-style-name="Обычный_20_3_27_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Titel" style:display-name="Обычный 3'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3_27__7e_LT_7e_Untertitel" style:display-name="Обычный 3'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3_27__7e_LT_7e_Notizen" style:display-name="Обычный 3'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3_27__7e_LT_7e_Hintergrundobjekte" style:display-name="Обычный 3'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3_27__7e_LT_7e_Hintergrund" style:display-name="Обычный 3'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4_7e_LT_7e_Gliederung_20_1" style:display-name="Обычный 4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4_7e_LT_7e_Gliederung_20_2" style:display-name="Обычный 4~LT~Gliederung 2" style:family="paragraph" style:parent-style-name="Обычный_20_4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4_7e_LT_7e_Gliederung_20_3" style:display-name="Обычный 4~LT~Gliederung 3" style:family="paragraph" style:parent-style-name="Обычный_20_4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4_7e_LT_7e_Gliederung_20_4" style:display-name="Обычный 4~LT~Gliederung 4" style:family="paragraph" style:parent-style-name="Обычный_20_4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4_7e_LT_7e_Gliederung_20_5" style:display-name="Обычный 4~LT~Gliederung 5" style:family="paragraph" style:parent-style-name="Обычный_20_4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Gliederung_20_6" style:display-name="Обычный 4~LT~Gliederung 6" style:family="paragraph" style:parent-style-name="Обычный_20_4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Gliederung_20_7" style:display-name="Обычный 4~LT~Gliederung 7" style:family="paragraph" style:parent-style-name="Обычный_20_4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Gliederung_20_8" style:display-name="Обычный 4~LT~Gliederung 8" style:family="paragraph" style:parent-style-name="Обычный_20_4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Gliederung_20_9" style:display-name="Обычный 4~LT~Gliederung 9" style:family="paragraph" style:parent-style-name="Обычный_20_4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Titel" style:display-name="Обычный 4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4_7e_LT_7e_Untertitel" style:display-name="Обычный 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4_7e_LT_7e_Notizen" style:display-name="Обычный 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4_7e_LT_7e_Hintergrundobjekte" style:display-name="Обычный 4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4_7e_LT_7e_Hintergrund" style:display-name="Обычный 4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5_7e_LT_7e_Gliederung_20_1" style:display-name="Обычный 5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5_7e_LT_7e_Gliederung_20_2" style:display-name="Обычный 5~LT~Gliederung 2" style:family="paragraph" style:parent-style-name="Обычный_20_5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5_7e_LT_7e_Gliederung_20_3" style:display-name="Обычный 5~LT~Gliederung 3" style:family="paragraph" style:parent-style-name="Обычный_20_5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5_7e_LT_7e_Gliederung_20_4" style:display-name="Обычный 5~LT~Gliederung 4" style:family="paragraph" style:parent-style-name="Обычный_20_5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5_7e_LT_7e_Gliederung_20_5" style:display-name="Обычный 5~LT~Gliederung 5" style:family="paragraph" style:parent-style-name="Обычный_20_5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Gliederung_20_6" style:display-name="Обычный 5~LT~Gliederung 6" style:family="paragraph" style:parent-style-name="Обычный_20_5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Gliederung_20_7" style:display-name="Обычный 5~LT~Gliederung 7" style:family="paragraph" style:parent-style-name="Обычный_20_5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Gliederung_20_8" style:display-name="Обычный 5~LT~Gliederung 8" style:family="paragraph" style:parent-style-name="Обычный_20_5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Gliederung_20_9" style:display-name="Обычный 5~LT~Gliederung 9" style:family="paragraph" style:parent-style-name="Обычный_20_5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Titel" style:display-name="Обычный 5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5_7e_LT_7e_Untertitel" style:display-name="Обычный 5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5_7e_LT_7e_Notizen" style:display-name="Обычный 5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5_7e_LT_7e_Hintergrundobjekte" style:display-name="Обычный 5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5_7e_LT_7e_Hintergrund" style:display-name="Обычный 5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6_7e_LT_7e_Gliederung_20_1" style:display-name="Обычный 6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6_7e_LT_7e_Gliederung_20_2" style:display-name="Обычный 6~LT~Gliederung 2" style:family="paragraph" style:parent-style-name="Обычный_20_6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6_7e_LT_7e_Gliederung_20_3" style:display-name="Обычный 6~LT~Gliederung 3" style:family="paragraph" style:parent-style-name="Обычный_20_6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6_7e_LT_7e_Gliederung_20_4" style:display-name="Обычный 6~LT~Gliederung 4" style:family="paragraph" style:parent-style-name="Обычный_20_6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6_7e_LT_7e_Gliederung_20_5" style:display-name="Обычный 6~LT~Gliederung 5" style:family="paragraph" style:parent-style-name="Обычный_20_6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Gliederung_20_6" style:display-name="Обычный 6~LT~Gliederung 6" style:family="paragraph" style:parent-style-name="Обычный_20_6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Gliederung_20_7" style:display-name="Обычный 6~LT~Gliederung 7" style:family="paragraph" style:parent-style-name="Обычный_20_6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Gliederung_20_8" style:display-name="Обычный 6~LT~Gliederung 8" style:family="paragraph" style:parent-style-name="Обычный_20_6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Gliederung_20_9" style:display-name="Обычный 6~LT~Gliederung 9" style:family="paragraph" style:parent-style-name="Обычный_20_6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Titel" style:display-name="Обычный 6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6_7e_LT_7e_Untertitel" style:display-name="Обычный 6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6_7e_LT_7e_Notizen" style:display-name="Обычный 6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6_7e_LT_7e_Hintergrundobjekte" style:display-name="Обычный 6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6_7e_LT_7e_Hintergrund" style:display-name="Обычный 6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7_7e_LT_7e_Gliederung_20_1" style:display-name="Обычный 7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7_7e_LT_7e_Gliederung_20_2" style:display-name="Обычный 7~LT~Gliederung 2" style:family="paragraph" style:parent-style-name="Обычный_20_7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7_7e_LT_7e_Gliederung_20_3" style:display-name="Обычный 7~LT~Gliederung 3" style:family="paragraph" style:parent-style-name="Обычный_20_7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7_7e_LT_7e_Gliederung_20_4" style:display-name="Обычный 7~LT~Gliederung 4" style:family="paragraph" style:parent-style-name="Обычный_20_7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7_7e_LT_7e_Gliederung_20_5" style:display-name="Обычный 7~LT~Gliederung 5" style:family="paragraph" style:parent-style-name="Обычный_20_7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Gliederung_20_6" style:display-name="Обычный 7~LT~Gliederung 6" style:family="paragraph" style:parent-style-name="Обычный_20_7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Gliederung_20_7" style:display-name="Обычный 7~LT~Gliederung 7" style:family="paragraph" style:parent-style-name="Обычный_20_7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Gliederung_20_8" style:display-name="Обычный 7~LT~Gliederung 8" style:family="paragraph" style:parent-style-name="Обычный_20_7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Gliederung_20_9" style:display-name="Обычный 7~LT~Gliederung 9" style:family="paragraph" style:parent-style-name="Обычный_20_7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Titel" style:display-name="Обычный 7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7_7e_LT_7e_Untertitel" style:display-name="Обычный 7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7_7e_LT_7e_Notizen" style:display-name="Обычный 7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7_7e_LT_7e_Hintergrundobjekte" style:display-name="Обычный 7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7_7e_LT_7e_Hintergrund" style:display-name="Обычный 7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8_7e_LT_7e_Gliederung_20_1" style:display-name="Обычный 8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8_7e_LT_7e_Gliederung_20_2" style:display-name="Обычный 8~LT~Gliederung 2" style:family="paragraph" style:parent-style-name="Обычный_20_8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8_7e_LT_7e_Gliederung_20_3" style:display-name="Обычный 8~LT~Gliederung 3" style:family="paragraph" style:parent-style-name="Обычный_20_8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8_7e_LT_7e_Gliederung_20_4" style:display-name="Обычный 8~LT~Gliederung 4" style:family="paragraph" style:parent-style-name="Обычный_20_8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8_7e_LT_7e_Gliederung_20_5" style:display-name="Обычный 8~LT~Gliederung 5" style:family="paragraph" style:parent-style-name="Обычный_20_8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Gliederung_20_6" style:display-name="Обычный 8~LT~Gliederung 6" style:family="paragraph" style:parent-style-name="Обычный_20_8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Gliederung_20_7" style:display-name="Обычный 8~LT~Gliederung 7" style:family="paragraph" style:parent-style-name="Обычный_20_8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Gliederung_20_8" style:display-name="Обычный 8~LT~Gliederung 8" style:family="paragraph" style:parent-style-name="Обычный_20_8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Gliederung_20_9" style:display-name="Обычный 8~LT~Gliederung 9" style:family="paragraph" style:parent-style-name="Обычный_20_8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Titel" style:display-name="Обычный 8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8_7e_LT_7e_Untertitel" style:display-name="Обычный 8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8_7e_LT_7e_Notizen" style:display-name="Обычный 8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8_7e_LT_7e_Hintergrundobjekte" style:display-name="Обычный 8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8_7e_LT_7e_Hintergrund" style:display-name="Обычный 8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9_7e_LT_7e_Gliederung_20_1" style:display-name="Обычный 9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9_7e_LT_7e_Gliederung_20_2" style:display-name="Обычный 9~LT~Gliederung 2" style:family="paragraph" style:parent-style-name="Обычный_20_9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9_7e_LT_7e_Gliederung_20_3" style:display-name="Обычный 9~LT~Gliederung 3" style:family="paragraph" style:parent-style-name="Обычный_20_9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9_7e_LT_7e_Gliederung_20_4" style:display-name="Обычный 9~LT~Gliederung 4" style:family="paragraph" style:parent-style-name="Обычный_20_9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9_7e_LT_7e_Gliederung_20_5" style:display-name="Обычный 9~LT~Gliederung 5" style:family="paragraph" style:parent-style-name="Обычный_20_9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Gliederung_20_6" style:display-name="Обычный 9~LT~Gliederung 6" style:family="paragraph" style:parent-style-name="Обычный_20_9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Gliederung_20_7" style:display-name="Обычный 9~LT~Gliederung 7" style:family="paragraph" style:parent-style-name="Обычный_20_9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Gliederung_20_8" style:display-name="Обычный 9~LT~Gliederung 8" style:family="paragraph" style:parent-style-name="Обычный_20_9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Gliederung_20_9" style:display-name="Обычный 9~LT~Gliederung 9" style:family="paragraph" style:parent-style-name="Обычный_20_9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Titel" style:display-name="Обычный 9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9_7e_LT_7e_Untertitel" style:display-name="Обычный 9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9_7e_LT_7e_Notizen" style:display-name="Обычный 9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9_7e_LT_7e_Hintergrundobjekte" style:display-name="Обычный 9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9_7e_LT_7e_Hintergrund" style:display-name="Обычный 9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0_7e_LT_7e_Gliederung_20_1" style:display-name="Обычный 10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0_7e_LT_7e_Gliederung_20_2" style:display-name="Обычный 10~LT~Gliederung 2" style:family="paragraph" style:parent-style-name="Обычный_20_10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0_7e_LT_7e_Gliederung_20_3" style:display-name="Обычный 10~LT~Gliederung 3" style:family="paragraph" style:parent-style-name="Обычный_20_10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0_7e_LT_7e_Gliederung_20_4" style:display-name="Обычный 10~LT~Gliederung 4" style:family="paragraph" style:parent-style-name="Обычный_20_10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0_7e_LT_7e_Gliederung_20_5" style:display-name="Обычный 10~LT~Gliederung 5" style:family="paragraph" style:parent-style-name="Обычный_20_10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Gliederung_20_6" style:display-name="Обычный 10~LT~Gliederung 6" style:family="paragraph" style:parent-style-name="Обычный_20_10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Gliederung_20_7" style:display-name="Обычный 10~LT~Gliederung 7" style:family="paragraph" style:parent-style-name="Обычный_20_10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Gliederung_20_8" style:display-name="Обычный 10~LT~Gliederung 8" style:family="paragraph" style:parent-style-name="Обычный_20_10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Gliederung_20_9" style:display-name="Обычный 10~LT~Gliederung 9" style:family="paragraph" style:parent-style-name="Обычный_20_10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Titel" style:display-name="Обычный 10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0_7e_LT_7e_Untertitel" style:display-name="Обычный 1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0_7e_LT_7e_Notizen" style:display-name="Обычный 1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0_7e_LT_7e_Hintergrundobjekte" style:display-name="Обычный 10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0_7e_LT_7e_Hintergrund" style:display-name="Обычный 10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1_7e_LT_7e_Gliederung_20_1" style:display-name="Обычный 11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1_7e_LT_7e_Gliederung_20_2" style:display-name="Обычный 11~LT~Gliederung 2" style:family="paragraph" style:parent-style-name="Обычный_20_11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1_7e_LT_7e_Gliederung_20_3" style:display-name="Обычный 11~LT~Gliederung 3" style:family="paragraph" style:parent-style-name="Обычный_20_11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1_7e_LT_7e_Gliederung_20_4" style:display-name="Обычный 11~LT~Gliederung 4" style:family="paragraph" style:parent-style-name="Обычный_20_11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1_7e_LT_7e_Gliederung_20_5" style:display-name="Обычный 11~LT~Gliederung 5" style:family="paragraph" style:parent-style-name="Обычный_20_11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Gliederung_20_6" style:display-name="Обычный 11~LT~Gliederung 6" style:family="paragraph" style:parent-style-name="Обычный_20_11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Gliederung_20_7" style:display-name="Обычный 11~LT~Gliederung 7" style:family="paragraph" style:parent-style-name="Обычный_20_11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Gliederung_20_8" style:display-name="Обычный 11~LT~Gliederung 8" style:family="paragraph" style:parent-style-name="Обычный_20_11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Gliederung_20_9" style:display-name="Обычный 11~LT~Gliederung 9" style:family="paragraph" style:parent-style-name="Обычный_20_11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Titel" style:display-name="Обычный 11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1_7e_LT_7e_Untertitel" style:display-name="Обычный 1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1_7e_LT_7e_Notizen" style:display-name="Обычный 1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1_7e_LT_7e_Hintergrundobjekte" style:display-name="Обычный 1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1_7e_LT_7e_Hintergrund" style:display-name="Обычный 1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text-transform="uppercas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Пояснение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font-size="13pt" fo:language="en" fo:country="US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Char" style:display-name="Body Text Char" style:family="text" style:parent-style-name="Default_20_Paragraph_20_Font">
      <style:text-properties fo:font-size="14pt" fo:language="en" fo:country="US" style:font-size-asian="14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5453in" fo:text-indent="0.2953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5453in" fo:text-indent="0.2953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909in" fo:margin-left="0.7874in" fo:margin-right="0.5909in" style:writing-mode="lr-tb" style:layout-grid-color="#c0c0c0" style:layout-grid-lines="27199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3-06-05T13:50:00</meta:creation-date>
    <dc:date>2018-05-24T11:54:39.167042980</dc:date>
    <meta:print-date>2013-06-05T12:04:00</meta:print-date>
    <meta:editing-cycles>36</meta:editing-cycles>
    <meta:editing-duration>PT12H15M36S</meta:editing-duration>
    <meta:generator>LibreOffice/6.0.2.1.0$Linux_X86_64 LibreOffice_project/00m0$Build-1</meta:generator>
    <meta:document-statistic meta:table-count="1" meta:image-count="0" meta:object-count="0" meta:page-count="2" meta:paragraph-count="88" meta:word-count="431" meta:character-count="3514" meta:non-whitespace-character-count="3145"/>
    <meta:user-defined meta:name="Company">IFMO</meta:user-defined>
    <meta:user-defined meta:name="Operator">Корнеев Георгий Александрович</meta:user-defined>
  </office:meta>
</office:document-meta>
</file>